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achlieli CLM2" svg:font-family="'Nachlieli CLM'"/>
    <style:font-face style:name="Monospace" svg:font-family="Monospace"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Heading_20_3">
      <style:text-properties officeooo:paragraph-rsid="03bb2cd0"/>
    </style:style>
    <style:style style:name="P4" style:family="paragraph" style:parent-style-name="Text_20_body">
      <style:paragraph-properties fo:margin-top="0.1965in" fo:margin-bottom="0in" loext:contextual-spacing="false" fo:text-align="end" style:justify-single-word="false" style:writing-mode="rl-tb"/>
      <style:text-properties style:font-name="David CLM" officeooo:rsid="03885f8c" officeooo:paragraph-rsid="038992e2" style:font-name-complex="David CLM"/>
    </style:style>
    <style:style style:name="P5" style:family="paragraph" style:parent-style-name="Text_20_body">
      <style:paragraph-properties fo:margin-top="0.1965in" fo:margin-bottom="0in" loext:contextual-spacing="false" fo:text-align="end" style:justify-single-word="false" style:writing-mode="rl-tb"/>
      <style:text-properties style:font-name="David CLM" officeooo:rsid="0394e729" officeooo:paragraph-rsid="03ad3e01" style:font-name-complex="David CLM"/>
    </style:style>
    <style:style style:name="P6" style:family="paragraph" style:parent-style-name="Text_20_body">
      <style:paragraph-properties fo:margin-top="0.1965in" fo:margin-bottom="0in" loext:contextual-spacing="false" fo:text-align="end" style:justify-single-word="false" style:writing-mode="rl-tb"/>
      <style:text-properties style:font-name="David CLM" officeooo:rsid="039aad99" officeooo:paragraph-rsid="039aad99" style:font-name-complex="David CLM"/>
    </style:style>
    <style:style style:name="P7" style:family="paragraph" style:parent-style-name="Text_20_body">
      <style:paragraph-properties fo:margin-top="0.1965in" fo:margin-bottom="0in" loext:contextual-spacing="false" fo:text-align="end" style:justify-single-word="false" style:writing-mode="rl-tb"/>
      <style:text-properties style:font-name="David CLM" officeooo:rsid="03ad3e01" officeooo:paragraph-rsid="03b07781" style:font-name-complex="David CLM"/>
    </style:style>
    <style:style style:name="P8" style:family="paragraph" style:parent-style-name="Text_20_body">
      <style:paragraph-properties fo:margin-top="0.1965in" fo:margin-bottom="0in" loext:contextual-spacing="false" fo:text-align="end" style:justify-single-word="false" style:writing-mode="rl-tb"/>
      <style:text-properties style:font-name="David CLM" officeooo:rsid="03c0faef" officeooo:paragraph-rsid="03cd5a4d" style:font-name-complex="David CLM"/>
    </style:style>
    <style:style style:name="P9" style:family="paragraph" style:parent-style-name="Text_20_body">
      <style:text-properties style:font-name="David CLM" officeooo:rsid="0362f418" officeooo:paragraph-rsid="0362f418" style:font-name-complex="David CLM"/>
    </style:style>
    <style:style style:name="P10" style:family="paragraph" style:parent-style-name="Text_20_body">
      <style:text-properties style:font-name="David CLM" officeooo:rsid="02d00e5f" officeooo:paragraph-rsid="032aa1da" style:font-name-complex="David CLM"/>
    </style:style>
    <style:style style:name="P11" style:family="paragraph" style:parent-style-name="Text_20_body">
      <style:text-properties officeooo:rsid="03cef24e" officeooo:paragraph-rsid="03cef24e"/>
    </style:style>
    <style:style style:name="P12" style:family="paragraph" style:parent-style-name="Text_20_body">
      <style:text-properties officeooo:rsid="03d5b0c9" officeooo:paragraph-rsid="03d5b0c9"/>
    </style:style>
    <style:style style:name="P13" style:family="paragraph" style:parent-style-name="Text_20_body">
      <style:text-properties officeooo:rsid="03d9e51c" officeooo:paragraph-rsid="03d9e51c"/>
    </style:style>
    <style:style style:name="P14" style:family="paragraph" style:parent-style-name="Text_20_body">
      <style:text-properties officeooo:rsid="03dd981d" officeooo:paragraph-rsid="03dd981d"/>
    </style:style>
    <style:style style:name="P15" style:family="paragraph" style:parent-style-name="Text_20_body">
      <style:text-properties officeooo:rsid="03de516c" officeooo:paragraph-rsid="03dec234"/>
    </style:style>
    <style:style style:name="P16" style:family="paragraph" style:parent-style-name="Text_20_body">
      <style:text-properties officeooo:rsid="03e0f9b8" officeooo:paragraph-rsid="03e8f913"/>
    </style:style>
    <style:style style:name="P17" style:family="paragraph" style:parent-style-name="Text_20_body">
      <style:text-properties officeooo:rsid="03e8f913" officeooo:paragraph-rsid="03eb0a9e"/>
    </style:style>
    <style:style style:name="P18" style:family="paragraph" style:parent-style-name="Text_20_body">
      <style:text-properties officeooo:rsid="03e95b2d" officeooo:paragraph-rsid="03e95b2d"/>
    </style:style>
    <style:style style:name="P19" style:family="paragraph" style:parent-style-name="Heading_20_2">
      <style:text-properties style:font-name="David CLM" style:font-name-complex="David CLM"/>
    </style:style>
    <style:style style:name="P20" style:family="paragraph" style:parent-style-name="Text_20_body" style:list-style-name="L3">
      <style:text-properties officeooo:rsid="03cf9f91" officeooo:paragraph-rsid="03cf9f91"/>
    </style:style>
    <style:style style:name="P21" style:family="paragraph" style:parent-style-name="Text_20_body">
      <style:text-properties officeooo:rsid="03dbf5ec" officeooo:paragraph-rsid="03dec234"/>
    </style:style>
    <style:style style:name="P22" style:family="paragraph" style:parent-style-name="Text_20_body" style:list-style-name="L4">
      <style:text-properties officeooo:paragraph-rsid="03eb0a9e"/>
    </style:style>
    <style:style style:name="P23" style:family="paragraph" style:parent-style-name="Text_20_body" style:list-style-name="L4">
      <style:text-properties officeooo:rsid="03ef3c7f" officeooo:paragraph-rsid="03ef3c7f"/>
    </style:style>
    <style:style style:name="P24" style:family="paragraph" style:parent-style-name="Text_20_body">
      <style:text-properties fo:font-weight="normal" officeooo:rsid="03ef98ca" officeooo:paragraph-rsid="03ef98ca" style:font-weight-asian="normal" style:font-weight-complex="normal"/>
    </style:style>
    <style:style style:name="P25" style:family="paragraph" style:parent-style-name="Text_20_body" style:list-style-name="L5">
      <style:text-properties style:font-name="David CLM" officeooo:rsid="034a79d0" officeooo:paragraph-rsid="034d7f0d" style:font-name-complex="David CLM"/>
    </style:style>
    <style:style style:name="P26" style:family="paragraph" style:parent-style-name="Text_20_body" style:list-style-name="L5">
      <style:text-properties style:font-name="David CLM" officeooo:rsid="03991ea0" officeooo:paragraph-rsid="03991ea0" style:font-name-complex="David CLM"/>
    </style:style>
    <style:style style:name="P27" style:family="paragraph" style:parent-style-name="Text_20_body">
      <style:text-properties officeooo:rsid="03f795a0" officeooo:paragraph-rsid="03f795a0"/>
    </style:style>
    <style:style style:name="P28" style:family="paragraph" style:parent-style-name="Text_20_body">
      <style:text-properties officeooo:rsid="03f9f5ef" officeooo:paragraph-rsid="03f9f5ef"/>
    </style:style>
    <style:style style:name="P29" style:family="paragraph" style:parent-style-name="Heading_20_1">
      <style:paragraph-properties fo:margin-top="0.1965in" fo:margin-bottom="0in" loext:contextual-spacing="false" fo:text-align="end" style:justify-single-word="false" style:writing-mode="rl-tb"/>
      <style:text-properties style:font-name="David CLM" officeooo:paragraph-rsid="0382c498" style:font-name-complex="David CLM"/>
    </style:style>
    <style:style style:name="P30" style:family="paragraph" style:parent-style-name="Heading_20_3">
      <style:text-properties officeooo:rsid="03f82790" officeooo:paragraph-rsid="03f82790"/>
    </style:style>
    <style:style style:name="T1" style:family="text">
      <style:text-properties officeooo:rsid="034d7f0d"/>
    </style:style>
    <style:style style:name="T2" style:family="text">
      <style:text-properties fo:font-weight="bold" style:font-weight-asian="bold" style:font-weight-complex="bold"/>
    </style:style>
    <style:style style:name="T3" style:family="text">
      <style:text-properties fo:font-weight="bold" officeooo:rsid="038f7521" style:font-weight-asian="bold" style:font-weight-complex="bold"/>
    </style:style>
    <style:style style:name="T4" style:family="text">
      <style:text-properties fo:font-weight="bold" officeooo:rsid="03964b0c" style:font-weight-asian="bold" style:font-weight-complex="bold"/>
    </style:style>
    <style:style style:name="T5" style:family="text">
      <style:text-properties fo:font-weight="bold" officeooo:rsid="03c26b58" style:font-weight-asian="bold" style:font-weight-complex="bold"/>
    </style:style>
    <style:style style:name="T6" style:family="text">
      <style:text-properties fo:font-weight="bold" officeooo:rsid="03cf9f91" style:font-weight-asian="bold" style:font-weight-complex="bold"/>
    </style:style>
    <style:style style:name="T7" style:family="text">
      <style:text-properties fo:font-weight="bold" officeooo:rsid="03e1a74c" style:font-weight-asian="bold" style:font-weight-complex="bold"/>
    </style:style>
    <style:style style:name="T8" style:family="text">
      <style:text-properties fo:font-weight="bold" officeooo:rsid="03eaf4ec" style:font-weight-asian="bold" style:font-weight-complex="bold"/>
    </style:style>
    <style:style style:name="T9" style:family="text">
      <style:text-properties fo:font-weight="bold" officeooo:rsid="03eb0a9e" style:font-weight-asian="bold" style:font-weight-complex="bold"/>
    </style:style>
    <style:style style:name="T10" style:family="text">
      <style:text-properties fo:font-weight="normal" style:font-weight-asian="normal" style:font-weight-complex="normal"/>
    </style:style>
    <style:style style:name="T11" style:family="text">
      <style:text-properties fo:font-weight="normal" officeooo:rsid="039b5884" style:font-weight-asian="normal" style:font-weight-complex="normal"/>
    </style:style>
    <style:style style:name="T12" style:family="text">
      <style:text-properties fo:font-weight="normal" officeooo:rsid="039d214d" style:font-weight-asian="normal" style:font-weight-complex="normal"/>
    </style:style>
    <style:style style:name="T13" style:family="text">
      <style:text-properties fo:font-weight="normal" officeooo:rsid="039d49e1" style:font-weight-asian="normal" style:font-weight-complex="normal"/>
    </style:style>
    <style:style style:name="T14" style:family="text">
      <style:text-properties fo:font-weight="normal" officeooo:rsid="03a91d1e" style:font-weight-asian="normal" style:font-weight-complex="normal"/>
    </style:style>
    <style:style style:name="T15" style:family="text">
      <style:text-properties fo:font-weight="normal" officeooo:rsid="03aa109c" style:font-weight-asian="normal" style:font-weight-complex="normal"/>
    </style:style>
    <style:style style:name="T16" style:family="text">
      <style:text-properties fo:font-weight="normal" officeooo:rsid="03bb2cd0" style:font-weight-asian="normal" style:font-weight-complex="normal"/>
    </style:style>
    <style:style style:name="T17" style:family="text">
      <style:text-properties fo:font-weight="normal" officeooo:rsid="03c31f1c" style:font-weight-asian="normal" style:font-weight-complex="normal"/>
    </style:style>
    <style:style style:name="T18" style:family="text">
      <style:text-properties fo:font-weight="normal" officeooo:rsid="03e1a74c" style:font-weight-asian="normal" style:font-weight-complex="normal"/>
    </style:style>
    <style:style style:name="T19" style:family="text">
      <style:text-properties fo:font-weight="normal" officeooo:rsid="03eaf4ec" style:font-weight-asian="normal" style:font-weight-complex="normal"/>
    </style:style>
    <style:style style:name="T20" style:family="text">
      <style:text-properties fo:font-weight="normal" officeooo:rsid="03ebe990" style:font-weight-asian="normal" style:font-weight-complex="normal"/>
    </style:style>
    <style:style style:name="T21" style:family="text">
      <style:text-properties fo:font-weight="normal" officeooo:rsid="03ed3fcd" style:font-weight-asian="normal" style:font-weight-complex="normal"/>
    </style:style>
    <style:style style:name="T22" style:family="text">
      <style:text-properties fo:font-weight="normal" officeooo:rsid="03ef2760" style:font-weight-asian="normal" style:font-weight-complex="normal"/>
    </style:style>
    <style:style style:name="T23" style:family="text">
      <style:text-properties fo:font-style="italic" style:font-style-asian="italic" style:font-style-complex="italic"/>
    </style:style>
    <style:style style:name="T24" style:family="text">
      <style:text-properties fo:font-style="italic" fo:font-weight="normal" style:font-style-asian="italic" style:font-weight-asian="normal" style:font-style-complex="italic" style:font-weight-complex="normal"/>
    </style:style>
    <style:style style:name="T25" style:family="text">
      <style:text-properties officeooo:rsid="038992e2"/>
    </style:style>
    <style:style style:name="T26" style:family="text">
      <style:text-properties officeooo:rsid="038f7521"/>
    </style:style>
    <style:style style:name="T27" style:family="text">
      <style:text-properties officeooo:rsid="03964b0c"/>
    </style:style>
    <style:style style:name="T28" style:family="text">
      <style:text-properties officeooo:rsid="039d49e1"/>
    </style:style>
    <style:style style:name="T29" style:family="text">
      <style:text-properties officeooo:rsid="03ad70a7"/>
    </style:style>
    <style:style style:name="T30" style:family="text">
      <style:text-properties officeooo:rsid="03b73bf5"/>
    </style:style>
    <style:style style:name="T31" style:family="text">
      <style:text-properties officeooo:rsid="03be1de8"/>
    </style:style>
    <style:style style:name="T32" style:family="text">
      <style:text-properties officeooo:rsid="03c26b58"/>
    </style:style>
    <style:style style:name="T33" style:family="text">
      <style:text-properties officeooo:rsid="03cf9f91"/>
    </style:style>
    <style:style style:name="T34" style:family="text">
      <style:text-properties officeooo:rsid="03d5b0c9"/>
    </style:style>
    <style:style style:name="T35" style:family="text">
      <style:text-properties officeooo:rsid="03dbf5ec"/>
    </style:style>
    <style:style style:name="T36" style:family="text">
      <style:text-properties officeooo:rsid="03e1a74c"/>
    </style:style>
    <style:style style:name="T37" style:family="text">
      <style:text-properties officeooo:rsid="03e95b2d"/>
    </style:style>
    <style:style style:name="T38" style:family="text">
      <style:text-properties officeooo:rsid="0382c498"/>
    </style:style>
    <style:style style:name="T39" style:family="text">
      <style:text-properties officeooo:rsid="03f69098"/>
    </style:style>
    <style:style style:name="T40" style:family="text">
      <style:text-properties officeooo:rsid="03faf5cf"/>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9" text:outline-level="1"><text:span text:style-name="T38">שידוכים</text:span></text:h>
      <text:p text:style-name="P4">נתבונן בבעיה חדשה: שיבוץ סטודנטים <text:span text:style-name="T25">למחלקות באוניברסיטאות. יש מחלקות שמאד קשה להתקבל אליהן, למשל, מחלקות שנותנות תואר שני בפסיכולוגיה. יש הרבה סטודנטים שרוצים להתקבל ומעט מקומות, והתחרות קשה. <text:s text:c="2"/></text:span></text:p>
      <text:p text:style-name="P4"><text:span text:style-name="T25">לכאורה הבעיה דומה לבעיית השיבוץ למעונות. האם אפשר להשתמש כאן במנגנון "הדיקטטור הסדרתי"? אפשר, אבל התוצאות לא יהיו טובות. מדוע? כי הבעיה שונה למדי. ההבדל הוא, ששיבוץ למעונות הוא שוק חד-צדדי ושיבוץ למחלקות הוא </text:span><text:span text:style-name="T3">שוק דו-צדדי </text:span><text:span text:style-name="T26">(two-sided market). <text:s/>בשיבוץ למעונות, רק לסטודנטים יש העדפות; לחדר במעון לא אכפת מי יגור בו... אבל בשיבוץ למחלקות, גם למחלקות יש העדפות! בדרך-כלל, כל מחלקה מעדיפה לקבל את הסטודנטים הכי טובים, אלא שיש גם שיקולים נוספים כמו ליצור איזון בין אוכלוסיות שונות וכד'. <text:s text:c="3"/></text:span></text:p>
      <text:p text:style-name="P6">שיבוץ דו-צדדי נקרא גם <text:span text:style-name="T2">שידוך</text:span><text:span text:style-name="T10"> (matching). אפשר להבין למה - הבעיה הקלאסית שתמיד מביאים כדוגמה היא שידוך בין נשים לגברים. יש </text:span><text:span text:style-name="T24">n</text:span><text:span text:style-name="T10"> נשים ו-</text:span><text:span text:style-name="T24">n</text:span><text:span text:style-name="T10"> גברים. לכל אישה יש סדר העדפות לגבי הגברים ולכל גבר יש סדר העדפות לגבי הנשים, וצריך למצוא שידוך "טוב" ביניהם (בהמשך נגדיר מהו שידוך "טוב"). </text:span><text:span text:style-name="T12"><text:s text:c="2"/></text:span><text:span text:style-name="T11">במציאות</text:span><text:span text:style-name="T13">, עד כמה שידוע לי, שידוכים בין נשים לגברים לא נעשים בעזרת אלגוריתמים, אבל </text:span><text:span text:style-name="T14">אלגוריתמי-</text:span><text:span text:style-name="T13">שידוך </text:span><text:span text:style-name="T14">הם </text:span><text:span text:style-name="T13">מאד </text:span><text:span text:style-name="T14">נפוצים ומקובלים בתחומים רבי</text:span><text:span text:style-name="T15">ם</text:span><text:span text:style-name="T14"> אחרים.</text:span></text:p>
      <text:p text:style-name="Heading_20_3"><text:span text:style-name="T14">ש</text:span><text:span text:style-name="T10">וק דו-צדדי מבוזר</text:span></text:p>
      <text:p text:style-name="P5">כדי להבין מדוע שוק דו-צדדי מורכב יותר משוק חד-צדדי<text:span text:style-name="T28"> (ומדוע קשה יותר למצוא שידוך טוב מלמצוא שיבוץ טוב)</text:span>, נתאר קודם את המצב המתקיים <text:span text:style-name="T27">בשווקים דו-צדדיים כאשר הם </text:span><text:span text:style-name="T4">מבוזרים</text:span><text:span text:style-name="T27"> (decentralized) - ללא תיכנון מרכזי. <text:s text:c="2"/>תיאור יפה של שוק דו-צדדי מבוזר נמצא בספרו של אלוין רות' (Alvin Roth) שזכה בפרס נובל בכלכלה על תרומתו לאלגוריתמי שידוך. הוא מתאר שוק דו-צדדי של שידוך בין רופאים-מתמחים לבין בתי-חולים. </text:span></text:p>
      <text:p text:style-name="P5"><text:span text:style-name="T27">מושג ההתמחות נכנס לחוק האמריקאי בשנת 1900, ומאותה שנה בתי-חולים התחילו להתחרות ביניהם על המתמחים הטובים ביותר. במשך הזמן, בתי"ח הבינו שיש חשיבות לגורם הזמן: אם הם מציעים הצעה לסטודנט מוכשר בשנה האחרונה ומגבילים אותה בזמן, יש סיכוי שהוא יקבל את ההצעה שלהם למרות שיש בי"ח שהוא רוצה יותר, כיוון שהוא לא יודע אם ביה"ח הזה יציע לו הצעה. <text:s/>ההצעות הלכו ונעשו מוקדמות יותר ויותר, עד שבשנת 1945 הגיעו למצב שבתי"ח כבר הציעו הצעות לסטודנטים בסוף שנה ראשונה. <text:s text:c="2"/>המצב הזה כמובן בעייתי מאד: הוא בעייתי לסטודנטים כי הם צריכים להתחייב על המקום שבו יתמחו בעוד שנתיים. הוא בעייתי גם לבתיה"ח כי הם צריכים לבחור סטודנטים כשהנתון היחיד שיש להם הוא הציונים שלהם בשנה ראשונה. <text:s/>המצב הזה, שבו שוק דו-צדדי "מתדרדר" להצעות מוקדמות לא הגיוניות, נקרא </text:span><text:span text:style-name="T4">פרימה</text:span><text:span text:style-name="T27"> (unraveling). </text:span></text:p>
      <text:p text:style-name="P7">בשנת 1945 החליטו האוניברסיטאות שהמצב לא יכול להימשך כך, <text:span text:style-name="T31">ו</text:span>סיכמו ביניה<text:span text:style-name="T31">ן</text:span> שלא יאפשרו לאף גורם לקבל מידע על ציוני הסטודנטים עד לתאריך קבוע מסויים בשנה האחרונה. כך הם אכן עצרו את תהליך הפרימה, אבל יצר בעיה אחרת: בתאריך הקריטי שבו השתחרר המידע, היתה "התנפלות" של בתי"ח על הסטודנטים הטובים<text:span text:style-name="T30">. כל הסגל של בתיה"ח, החל מהרכזות ועד המנהלים, בילו ימים ולילות ליד הטלפון בניסיונות להתקשר לסטודנטים הטובים ולהציע להם לבוא אליהם. <text:s/>יותר מזה, </text:span>כדי למנוע מצב שבו בי"ח נשאר בלי מתמחים, בתיה"ח <text:span text:style-name="T29">הציבו לסטודנטים הצעות מוגבלות בזמן, כגון: "אם לא תקבל את ההצעה תוך 10 דקות, המקום יועבר למועמד הבא בתור". אתם יכולים לתאר לעצמכם לאיזה לחץ זה הכניס את הסטודנטים, ואיך הרגיש סטודנט שאמר "כן" ואחרי 11 דקות קיבל הצעה טובה יותר... השוק המבוזר נכשל.</text:span></text:p>
      <text:p text:style-name="P8">בשנת 1952 בתי החולים החליטו <text:span text:style-name="T32">לבנות מערכת חדשה שתקבע שידוך בניהול </text:span><text:span text:style-name="T5">מרכזי</text:span><text:span text:style-name="T17"> (centralized)</text:span><text:span text:style-name="T32">. זה שינוי די מהפכני, במיוחד עבור ארצות-הברית הידועה באידיאולוגיה הליברטריאנית-אנטי-צנטרליסטית שלה. <text:s/>בתי-החולים החליטו לוותר על החופש שלהם לבחור בעצמם את המתמחים שלהם, וליצור מערכת שתקבע את השידוך לכל בתי החולים יחד.</text:span></text:p>
      <text:p text:style-name="P3"><text:span text:style-name="T14">ש</text:span><text:span text:style-name="T10">וק דו-צדדי </text:span><text:span text:style-name="T16">בניהול מרכזי</text:span></text:p>
      <text:p text:style-name="P11">ברגע שהחלטנו לעבור למערכת מרכזית, אפשר להתחיל לדבר על <text:span text:style-name="T2">אלגוריתם למציאת שידוך</text:span>. <text:s/><text:span text:style-name="T33">הקלט לאלגוריתם כזה הוא סדר העדיפויות של כל אחד מהמשתתפים </text:span><text:span text:style-name="T6">בכל אחד מהצדדים</text:span><text:span text:style-name="T33"> של השוק. למשל, בדוגמה של שידוך סטודנטים למחלקות:</text:span></text:p>
      <text:list xml:id="list7033818445894741019" text:style-name="L3">
        <text:list-item>
          <text:p text:style-name="P20">כל סטודנט צריך לדווח את רשימת המחלקות שהוא רוצה להתקבל <text:span text:style-name="T34">א</text:span>ליהן<text:span text:style-name="T34">,</text:span> לפי סדר העדיפויות<text:span text:style-name="T34"> שלו</text:span>.</text:p>
        </text:list-item>
        <text:list-item>
          <text:p text:style-name="P20">כל מחלקה צריכה לדווח את רשימת הסטודנטים שהיא רוצה לקבל, לפי סדר העדיפויות<text:span text:style-name="T34"> שלה</text:span>.</text:p>
        </text:list-item>
      </text:list>
      <text:p text:style-name="P12">האלגוריתם צריך למצוא שידוך, כלומר - להתאים כל סטודנט למחלקה, כך שמספר הסטודנטים בכל מחלקה יהיה שווה לקיבולת שלה<text:span text:style-name="T37">.</text:span></text:p>
      <text:p text:style-name="P18">אנחנו יכולים להניח, בלי הגבלת הכלליות, שמספר הסטודנטים שווה למספר המקומות הפנויים במחלקות, כך שתמיד אפשר לשדך את כולם <text:span text:style-name="T23">(מדוע זה בלי הגבלת הכלליות?)</text:span>.</text:p>
      <text:p text:style-name="P13">איך אנחנו מגדירים שידוך "טוב"? קודם-כל, שידוך טוב כמובן חייב להיות יעיל פארטו. אבל זה לא מספיק. </text:p>
      <text:p text:style-name="P15"><text:span text:style-name="T2">דוגמה</text:span>. <text:s/><text:span text:style-name="T35">לשם פשטות נניח שיש שני סטודנטים (א,ב), ושתי מחלקות (1,2) עם מקום אחד בכל מחלקה. העדיפויות של הסטודנטים זהות: כולם מעדיפים את 1 על 2. גם העדיפויות של המחלקות זהות: כולן מעדיפות את א על ב. נניח שהשידוך שנבחר הוא: א-2, ב-1.</text:span></text:p>
      <text:p text:style-name="P21">האם השידוך יעיל פארטו? כן! אי אפשר לבצע שיפורי פארטו. כל שינוי יפגע בסטודנט ב ו/או במחלקה 2. </text:p>
      <text:p text:style-name="P16">אבל יש כאן בעיה אחרת. סטודנט א מעדיף את מחלקה 1, ומחלקה 1 מעדיפה את סטודנט א. אז הם יכולים <text:span text:style-name="T36">לסכם ביניהם על "קומבינה" שבה א יודיע למחלקה 2 שהוא לא מעוניין, ומחלקה 1 תודיע לסטודנט ב שהמקום תפוס. הם יפרקו את השידוך שהאלגוריתם מצא, וייצרו שידוך אחר שמתאים להם יותר. <text:s text:c="2"/>אם ננסה למנוע קומבינות כאלה ע"י חקיקה, המחלקות והסטודנטים ימצאו דרכים לעקוף את החוק, והשוק יחזור למצב של פרימה!</text:span></text:p>
      <text:p text:style-name="P16"><text:span text:style-name="T36">כדי למנוע את זה, האלגוריתם צריך ליצור שידוך שבו לא יהיו זוגות </text:span><text:span text:style-name="T18">ש</text:span><text:span text:style-name="T7">ירצו </text:span><text:span text:style-name="T36">לבצע "קומבינה" כזאת.</text:span></text:p>
      <text:p text:style-name="P17"><text:span text:style-name="T2">הגדר</text:span><text:span text:style-name="T9">ות</text:span><text:span text:style-name="T21"> [כל ההגדרות מניחות שיש מקום אחד בכל מחלקה. ההרחבה למצב של כמה מקומות בכל מחלקה - בשיעורי הבית].</text:span></text:p>
      <text:list xml:id="list6624130258312034527" text:style-name="L4">
        <text:list-item>
          <text:p text:style-name="P22"><text:span text:style-name="T19">בהינתן שידוך כלשהו, נגדיר </text:span><text:span text:style-name="T8">זוג חוסם</text:span><text:span text:style-name="T19"> </text:span><text:span text:style-name="T20">כזוג של סטודנט+מחלקה עם המאפיינים הבאים: (א) הסטודנט לא משודך למחלקה. (ב) הסטודנט מעדיף את המחלקה על-פני </text:span><text:span text:style-name="T22">זו שמשודכת לו</text:span><text:span text:style-name="T20">. (ג) המחלקה מעדיפה את הסטודנט על-פני </text:span><text:span text:style-name="T22">זה שמשודך אליה.</text:span></text:p>
        </text:list-item>
        <text:list-item>
          <text:p text:style-name="P23"><text:span text:style-name="T10">שידוך נקרא </text:span><text:span text:style-name="T2">יציב</text:span><text:span text:style-name="T10"> (stable) אם אין בו זוגות חוסמים.</text:span></text:p>
        </text:list-item>
      </text:list>
      <text:p text:style-name="P24">כל שידוך יציב הוא יעיל פארטו (<text:span text:style-name="T39">שיעורי בית</text:span>) אבל ההיפך לא נכון<text:span text:style-name="T39"> (ראינו למעלה)</text:span>. </text:p>
      <text:p text:style-name="P27"><text:span text:style-name="T2">האם תמיד קיים שידוך יציב?</text:span> זה בכלל לא מובן מאליו. העובדה שהגדרנו משהו, לא אומרת שהוא תמיד קיים...</text:p>
      <text:p text:style-name="P28">אבל במקרה שלנו, מתברר שהתשובה היא כן! תמיד קיים שידוך יציב. יותר מזה, קיים אלגוריתם יעיל שמוצא אותו.<text:span text:style-name="T40"> הנה הוא.</text:span></text:p>
      <text:p text:style-name="P30"><text:span text:style-name="T16">א</text:span><text:span text:style-name="T10">לגוריתם הקבלה הדחויה (deferred acceptance).</text:span></text:p>
      <text:p text:style-name="P14"/>
      <text:p text:style-name="P12"/>
      <text:p text:style-name="P9"/>
      <text:p text:style-name="P19">מקורות</text:p>
      <text:list xml:id="list4897697354794207868" text:style-name="L5">
        <text:list-item>
          <text:p text:style-name="P25">הקורס של טים: <text:s/>http://theory.stanford.edu/~tim/f16/f16.html <text:span text:style-name="T1"><text:s text:c="2"/></text:span>הרצאות 1, 2</text:p>
        </text:list-item>
        <text:list-item>
          <text:p text:style-name="P26">Alvin Roth, "Who gets what and why", 2015.</text:p>
        </text:list-item>
      </text:list>
      <text:p text:style-name="P10">סיכם: אראל סגל-הלוי.</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achlieli CLM2" svg:font-family="'Nachlieli CLM'"/>
    <style:font-face style:name="Monospace" svg:font-family="Monospace"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1"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loext: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Nachlieli CLM"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0</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4T18:18:28.350895855</meta:creation-date>
    <meta:generator>LibreOffice/5.1.6.2$Linux_X86_64 LibreOffice_project/10m0$Build-2</meta:generator>
    <dc:date>2018-02-19T15:06:04.088255587</dc:date>
    <meta:editing-duration>P8DT52M54S</meta:editing-duration>
    <meta:editing-cycles>923</meta:editing-cycles>
    <meta:document-statistic meta:table-count="0" meta:image-count="0" meta:object-count="0" meta:page-count="1" meta:paragraph-count="33" meta:word-count="967" meta:character-count="5618" meta:non-whitespace-character-count="4660"/>
  </office:meta>
</office:document-meta>
</file>